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921" table:style-name="ce1">
            <text:p>1.03921</text:p>
          </table:table-cell>
          <table:table-cell office:value-type="float" office:value="-0.66279999999999994" table:style-name="ce1">
            <text:p>-0.662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5200000000001" table:style-name="ce1">
            <text:p>1.00452</text:p>
          </table:table-cell>
          <table:table-cell office:value-type="float" office:value="-4.9138999999999999" table:style-name="ce1">
            <text:p>-4.9139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7799999999999" table:style-name="ce1">
            <text:p>1.04178</text:p>
          </table:table-cell>
          <table:table-cell office:value-type="float" office:value="1.1405000000000001" table:style-name="ce1">
            <text:p>1.140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521" table:style-name="ce1">
            <text:p>1.05521</text:p>
          </table:table-cell>
          <table:table-cell office:value-type="float" office:value="-1.5537000000000001" table:style-name="ce1">
            <text:p>-1.5537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84899999999999" table:style-name="ce1">
            <text:p>1.03849</text:p>
          </table:table-cell>
          <table:table-cell office:value-type="float" office:value="-1.6970000000000001" table:style-name="ce1">
            <text:p>-1.697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2.4925000000000002" table:style-name="ce1">
            <text:p>2.4925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" table:style-name="ce1">
            <text:p>1.054</text:p>
          </table:table-cell>
          <table:table-cell office:value-type="float" office:value="0.72970000000000002" table:style-name="ce1">
            <text:p>0.7297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98" table:style-name="ce1">
            <text:p>1.04698</text:p>
          </table:table-cell>
          <table:table-cell office:value-type="float" office:value="1.9404999999999999" table:style-name="ce1">
            <text:p>1.9405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25899999999999" table:style-name="ce1">
            <text:p>1.05259</text:p>
          </table:table-cell>
          <table:table-cell office:value-type="float" office:value="-0.85340000000000005" table:style-name="ce1">
            <text:p>-0.8534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-0.1439" table:style-name="ce1">
            <text:p>-0.1439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29599999999999" table:style-name="ce1">
            <text:p>1.07296</text:p>
          </table:table-cell>
          <table:table-cell office:value-type="float" office:value="-1.9036999999999999" table:style-name="ce1">
            <text:p>-1.9037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0.88239999999999996" table:style-name="ce1">
            <text:p>0.8824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9500000000001" table:style-name="ce1">
            <text:p>1.05695</text:p>
          </table:table-cell>
          <table:table-cell office:value-type="float" office:value="-1.1903999999999999" table:style-name="ce1">
            <text:p>-1.1904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287" table:style-name="ce1">
            <text:p>1.04287</text:p>
          </table:table-cell>
          <table:table-cell office:value-type="float" office:value="1.2595000000000001" table:style-name="ce1">
            <text:p>1.2595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1299999999999" table:style-name="ce1">
            <text:p>1.04313</text:p>
          </table:table-cell>
          <table:table-cell office:value-type="float" office:value="1.2078" table:style-name="ce1">
            <text:p>1.2078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09" table:style-name="ce1">
            <text:p>1.05609</text:p>
          </table:table-cell>
          <table:table-cell office:value-type="float" office:value="-1.4034" table:style-name="ce1">
            <text:p>-1.4034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59499999999999" table:style-name="ce1">
            <text:p>1.03595</text:p>
          </table:table-cell>
          <table:table-cell office:value-type="float" office:value="-1.2261" table:style-name="ce1">
            <text:p>-1.226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66600000000001" table:style-name="ce1">
            <text:p>1.00666</text:p>
          </table:table-cell>
          <table:table-cell office:value-type="float" office:value="-2.7324999999999999" table:style-name="ce1">
            <text:p>-2.7325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04299999999999" table:style-name="ce1">
            <text:p>1.00043</text:p>
          </table:table-cell>
          <table:table-cell office:value-type="float" office:value="-4.6810999999999998" table:style-name="ce1">
            <text:p>-4.6811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8400000000001" table:style-name="ce1">
            <text:p>1.05184</text:p>
          </table:table-cell>
          <table:table-cell office:value-type="float" office:value="-1.6948000000000001" table:style-name="ce1">
            <text:p>-1.6948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1999999999999" table:style-name="ce1">
            <text:p>1.0412</text:p>
          </table:table-cell>
          <table:table-cell office:value-type="float" office:value="0.33139999999999997" table:style-name="ce1">
            <text:p>0.3314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82" table:style-name="ce1">
            <text:p>1.00482</text:p>
          </table:table-cell>
          <table:table-cell office:value-type="float" office:value="-4.5625999999999998" table:style-name="ce1">
            <text:p>-4.5626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61" table:style-name="ce1">
            <text:p>1.04461</text:p>
          </table:table-cell>
          <table:table-cell office:value-type="float" office:value="1.2867999999999999" table:style-name="ce1">
            <text:p>1.2868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42" table:style-name="ce1">
            <text:p>1.04342</text:p>
          </table:table-cell>
          <table:table-cell office:value-type="float" office:value="0.85460000000000003" table:style-name="ce1">
            <text:p>0.8546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74129999999999996" table:style-name="ce1">
            <text:p>0.7413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81" table:style-name="ce1">
            <text:p>1.04681</text:p>
          </table:table-cell>
          <table:table-cell office:value-type="float" office:value="-1.992" table:style-name="ce1">
            <text:p>-1.992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1100000000001" table:style-name="ce1">
            <text:p>1.04411</text:p>
          </table:table-cell>
          <table:table-cell office:value-type="float" office:value="-1.3708" table:style-name="ce1">
            <text:p>-1.3708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78499999999999" table:style-name="ce1">
            <text:p>1.03785</text:p>
          </table:table-cell>
          <table:table-cell office:value-type="float" office:value="-1.7403" table:style-name="ce1">
            <text:p>-1.7403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62" table:style-name="ce1">
            <text:p>1.06362</text:p>
          </table:table-cell>
          <table:table-cell office:value-type="float" office:value="-1.1253" table:style-name="ce1">
            <text:p>-1.1253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88" table:style-name="ce1">
            <text:p>1.05488</text:p>
          </table:table-cell>
          <table:table-cell office:value-type="float" office:value="-1.6111" table:style-name="ce1">
            <text:p>-1.6111</text:p>
          </table:table-cell>
          <table:table-cell table:number-columns-repeated="16376"/>
        </table:table-row>
        <table:table-row table:number-rows-repeated="1048544" table:style-name="ro2">
          <table:table-cell table:number-columns-repeated="16384"/>
        </table:table-row>
      </table:table>
      <table:table table:name="Line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2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.4785381786613487" table:style-name="ce1">
            <text:p>2.478538179</text:p>
          </table:table-cell>
          <table:table-cell office:value-type="float" office:value="-8.4683731637118065" table:style-name="ce1">
            <text:p>-8.468373164</text:p>
          </table:table-cell>
          <table:table-cell office:value-type="float" office:value="0" table:style-name="ce1">
            <text:p>0</text:p>
          </table:table-cell>
          <table:table-cell office:value-type="float" office:value="1.0529999999999999E-2" table:style-name="ce1">
            <text:p>0.01053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3.5677849445076135" table:style-name="ce1">
            <text:p>3.567784945</text:p>
          </table:table-cell>
          <table:table-cell office:value-type="float" office:value="-12.189935926825029" table:style-name="ce1">
            <text:p>-12.18993593</text:p>
          </table:table-cell>
          <table:table-cell office:value-type="float" office:value="0" table:style-name="ce1">
            <text:p>0</text:p>
          </table:table-cell>
          <table:table-cell office:value-type="float" office:value="7.3099999999999997E-3" table:style-name="ce1">
            <text:p>0.0073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3.9025943666752085" table:style-name="ce1">
            <text:p>3.902594367</text:p>
          </table:table-cell>
          <table:table-cell office:value-type="float" office:value="-13.659100463490056" table:style-name="ce1">
            <text:p>-13.65910046</text:p>
          </table:table-cell>
          <table:table-cell office:value-type="float" office:value="0" table:style-name="ce1">
            <text:p>0</text:p>
          </table:table-cell>
          <table:table-cell office:value-type="float" office:value="1.0619999999999999E-2" table:style-name="ce1">
            <text:p>0.010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4.4503302534422753" table:style-name="ce1">
            <text:p>4.450330253</text:p>
          </table:table-cell>
          <table:table-cell office:value-type="float" office:value="-15.576142765964821" table:style-name="ce1">
            <text:p>-15.57614277</text:p>
          </table:table-cell>
          <table:table-cell office:value-type="float" office:value="0" table:style-name="ce1">
            <text:p>0</text:p>
          </table:table-cell>
          <table:table-cell office:value-type="float" office:value="5.6299999999999996E-3" table:style-name="ce1">
            <text:p>0.00563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2.4383436061637309" table:style-name="ce1">
            <text:p>2.438343606</text:p>
          </table:table-cell>
          <table:table-cell office:value-type="float" office:value="-8.4009964946158018" table:style-name="ce1">
            <text:p>-8.400996495</text:p>
          </table:table-cell>
          <table:table-cell office:value-type="float" office:value="0" table:style-name="ce1">
            <text:p>0</text:p>
          </table:table-cell>
          <table:table-cell office:value-type="float" office:value="6.4900000000000001E-3" table:style-name="ce1">
            <text:p>0.00649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7.8969575232041116" table:style-name="ce1">
            <text:p>7.896957523</text:p>
          </table:table-cell>
          <table:table-cell office:value-type="float" office:value="-17.456422759487147" table:style-name="ce1">
            <text:p>-17.45642276</text:p>
          </table:table-cell>
          <table:table-cell office:value-type="float" office:value="0" table:style-name="ce1">
            <text:p>0</text:p>
          </table:table-cell>
          <table:table-cell office:value-type="float" office:value="4.4900000000000001E-3" table:style-name="ce1">
            <text:p>0.00449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4.0499999999999998E-3" table:style-name="ce1">
            <text:p>0.00405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3.96E-3" table:style-name="ce1">
            <text:p>0.0039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3" table:style-name="ce1">
            <text:p>103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3.96E-3" table:style-name="ce1">
            <text:p>0.0039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3" table:style-name="ce1">
            <text:p>103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2.9640678940014604" table:style-name="ce1">
            <text:p>2.964067894</text:p>
          </table:table-cell>
          <table:table-cell office:value-type="float" office:value="-6.5521446376560881" table:style-name="ce1">
            <text:p>-6.552144638</text:p>
          </table:table-cell>
          <table:table-cell office:value-type="float" office:value="0" table:style-name="ce1">
            <text:p>0</text:p>
          </table:table-cell>
          <table:table-cell office:value-type="float" office:value="1.201E-2" table:style-name="ce1">
            <text:p>0.01201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8" table:style-name="ce1">
            <text:p>68</text:p>
          </table:table-cell>
          <table:table-cell office:value-type="float" office:value="16.575270948700311" table:style-name="ce1">
            <text:p>16.57527095</text:p>
          </table:table-cell>
          <table:table-cell office:value-type="float" office:value="-56.632312118096067" table:style-name="ce1">
            <text:p>-56.63231212</text:p>
          </table:table-cell>
          <table:table-cell office:value-type="float" office:value="0" table:style-name="ce1">
            <text:p>0</text:p>
          </table:table-cell>
          <table:table-cell office:value-type="float" office:value="1.57E-3" table:style-name="ce1">
            <text:p>0.00157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0.718418047237046" table:style-name="ce1">
            <text:p>10.71841805</text:p>
          </table:table-cell>
          <table:table-cell office:value-type="float" office:value="-37.514432720986704" table:style-name="ce1">
            <text:p>-37.51443272</text:p>
          </table:table-cell>
          <table:table-cell office:value-type="float" office:value="0" table:style-name="ce1">
            <text:p>0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7.7894275732971119" table:style-name="ce1">
            <text:p>7.789427573</text:p>
          </table:table-cell>
          <table:table-cell office:value-type="float" office:value="-26.354381002037879" table:style-name="ce1">
            <text:p>-26.354381</text:p>
          </table:table-cell>
          <table:table-cell office:value-type="float" office:value="0" table:style-name="ce1">
            <text:p>0</text:p>
          </table:table-cell>
          <table:table-cell office:value-type="float" office:value="3.5520000000000003E-2" table:style-name="ce1">
            <text:p>0.0355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3.4125805635607689" table:style-name="ce1">
            <text:p>3.412580564</text:p>
          </table:table-cell>
          <table:table-cell office:value-type="float" office:value="-11.9440396877522" table:style-name="ce1">
            <text:p>-11.944039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8.009499266129632" table:style-name="ce1">
            <text:p>8.009499266</text:p>
          </table:table-cell>
          <table:table-cell office:value-type="float" office:value="-83.298792367748163" table:style-name="ce1">
            <text:p>-83.298792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float" office:value="3.8250830431493053" table:style-name="ce1">
            <text:p>3.825083043</text:p>
          </table:table-cell>
          <table:table-cell office:value-type="float" office:value="-13.069026004480918" table:style-name="ce1">
            <text:p>-13.069026</text:p>
          </table:table-cell>
          <table:table-cell office:value-type="float" office:value="0" table:style-name="ce1">
            <text:p>0</text:p>
          </table:table-cell>
          <table:table-cell office:value-type="float" office:value="3.4099999999999998E-3" table:style-name="ce1">
            <text:p>0.0034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float" office:value="3.8250830431493053" table:style-name="ce1">
            <text:p>3.825083043</text:p>
          </table:table-cell>
          <table:table-cell office:value-type="float" office:value="-13.069026004480918" table:style-name="ce1">
            <text:p>-13.069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5.6829790621395899" table:style-name="ce1">
            <text:p>5.682979062</text:p>
          </table:table-cell>
          <table:table-cell office:value-type="float" office:value="-19.41683489623372" table:style-name="ce1">
            <text:p>-19.4168349</text:p>
          </table:table-cell>
          <table:table-cell office:value-type="float" office:value="0" table:style-name="ce1">
            <text:p>0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3.46910868340923" table:style-name="ce1">
            <text:p>13.46910868</text:p>
          </table:table-cell>
          <table:table-cell office:value-type="float" office:value="-47.141916448589924" table:style-name="ce1">
            <text:p>-47.14191645</text:p>
          </table:table-cell>
          <table:table-cell office:value-type="float" office:value="0" table:style-name="ce1">
            <text:p>0</text:p>
          </table:table-cell>
          <table:table-cell office:value-type="float" office:value="7.3099999999999997E-3" table:style-name="ce1">
            <text:p>0.0073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5.8314903393022144" table:style-name="ce1">
            <text:p>5.831490339</text:p>
          </table:table-cell>
          <table:table-cell office:value-type="float" office:value="-20.410126071652581" table:style-name="ce1">
            <text:p>-20.410126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3" table:style-name="ce1">
            <text:p>103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5" table:style-name="ce1">
            <text:p>55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0.3377" table:style-name="ce1">
            <text:p>0.3377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03" table:style-name="ce1">
            <text:p>103</text:p>
          </table:table-cell>
          <table:table-cell office:value-type="float" office:value="5.9585731290420014" table:style-name="ce1">
            <text:p>5.958573129</text:p>
          </table:table-cell>
          <table:table-cell office:value-type="float" office:value="-19.975846566369611" table:style-name="ce1">
            <text:p>-19.97584657</text:p>
          </table:table-cell>
          <table:table-cell office:value-type="float" office:value="0" table:style-name="ce1">
            <text:p>0</text:p>
          </table:table-cell>
          <table:table-cell office:value-type="float" office:value="6.8199999999999997E-3" table:style-name="ce1">
            <text:p>0.0068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6.8199999999999997E-3" table:style-name="ce1">
            <text:p>0.0068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7.1690664446751926" table:style-name="ce1">
            <text:p>7.169066445</text:p>
          </table:table-cell>
          <table:table-cell office:value-type="float" office:value="-24.255364927486585" table:style-name="ce1">
            <text:p>-24.255364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7.5346778839164186" table:style-name="ce1">
            <text:p>7.534677884</text:p>
          </table:table-cell>
          <table:table-cell office:value-type="float" office:value="-26.371485427699639" table:style-name="ce1">
            <text:p>-26.37148543</text:p>
          </table:table-cell>
          <table:table-cell office:value-type="float" office:value="0" table:style-name="ce1">
            <text:p>0</text:p>
          </table:table-cell>
          <table:table-cell office:value-type="float" office:value="2.16E-3" table:style-name="ce1">
            <text:p>0.0021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3.692462014939867" table:style-name="ce1">
            <text:p>3.692462015</text:p>
          </table:table-cell>
          <table:table-cell office:value-type="float" office:value="-8.1622396794364143" table:style-name="ce1">
            <text:p>-8.162239679</text:p>
          </table:table-cell>
          <table:table-cell office:value-type="float" office:value="0" table:style-name="ce1">
            <text:p>0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03" table:style-name="ce1">
            <text:p>103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1.8600000000000001E-3" table:style-name="ce1">
            <text:p>0.0018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03" table:style-name="ce1">
            <text:p>103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4.3E-3" table:style-name="ce1">
            <text:p>0.0043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528" table:style-name="ro2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12560065573007781" table:style-name="ce1">
            <text:p>0.125600656</text:p>
          </table:table-cell>
          <table:table-cell office:value-type="float" office:value="-3.7257451427221069" table:style-name="ce1">
            <text:p>-3.725745143</text:p>
          </table:table-cell>
          <table:table-cell office:value-type="float" office:value="0" table:style-name="ce1">
            <text:p>0</text:p>
          </table:table-cell>
          <table:table-cell office:value-type="float" office:value="2.16E-3" table:style-name="ce1">
            <text:p>0.002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2" table:style-name="ce1">
            <text:p>72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4.4600000000000004E-3" table:style-name="ce1">
            <text:p>0.004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2" table:style-name="ce1">
            <text:p>72</text:p>
          </table:table-cell>
          <table:table-cell office:value-type="float" office:value="0.33650794250290333" table:style-name="ce1">
            <text:p>0.336507943</text:p>
          </table:table-cell>
          <table:table-cell office:value-type="float" office:value="-14.281745732655713" table:style-name="ce1">
            <text:p>-14.28174573</text:p>
          </table:table-cell>
          <table:table-cell office:value-type="float" office:value="0" table:style-name="ce1">
            <text:p>0</text:p>
          </table:table-cell>
          <table:table-cell office:value-type="float" office:value="4.0299999999999997E-3" table:style-name="ce1">
            <text:p>0.004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0.41041533675880781" table:style-name="ce1">
            <text:p>0.410415337</text:p>
          </table:table-cell>
          <table:table-cell office:value-type="float" office:value="-24.05424778228781" table:style-name="ce1">
            <text:p>-24.05424778</text:p>
          </table:table-cell>
          <table:table-cell office:value-type="float" office:value="0" table:style-name="ce1">
            <text:p>0</text:p>
          </table:table-cell>
          <table:table-cell office:value-type="float" office:value="3.7100000000000002E-3" table:style-name="ce1">
            <text:p>0.003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0.38498456467537306" table:style-name="ce1">
            <text:p>0.384984565</text:p>
          </table:table-cell>
          <table:table-cell office:value-type="float" office:value="-23.489433967962736" table:style-name="ce1">
            <text:p>-23.48943397</text:p>
          </table:table-cell>
          <table:table-cell office:value-type="float" office:value="0" table:style-name="ce1">
            <text:p>0</text:p>
          </table:table-cell>
          <table:table-cell office:value-type="float" office:value="3.32E-3" table:style-name="ce1">
            <text:p>0.003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9.6100000000000005E-3" table:style-name="ce1">
            <text:p>0.009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7.0099999999999997E-3" table:style-name="ce1">
            <text:p>0.007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7.0099999999999997E-3" table:style-name="ce1">
            <text:p>0.007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0.1102914782827778" table:style-name="ce1">
            <text:p>0.110291478</text:p>
          </table:table-cell>
          <table:table-cell office:value-type="float" office:value="-1.7984239316520509" table:style-name="ce1">
            <text:p>-1.798423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0.10456283401089878" table:style-name="ce1">
            <text:p>0.104562834</text:p>
          </table:table-cell>
          <table:table-cell office:value-type="float" office:value="-1.7512662664025096" table:style-name="ce1">
            <text:p>-1.7512662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9.0802676507638888E-2" table:style-name="ce1">
            <text:p>0.090802677</text:p>
          </table:table-cell>
          <table:table-cell office:value-type="float" office:value="-1.8781471764247348" table:style-name="ce1">
            <text:p>-1.8781471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nt</text:p>
          </table:table-cell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2" table:style-name="ce1">
            <text:p>72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number-rows-repeated="1048544" table:style-name="ro2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44158000000000003" table:style-name="ce1">
            <text:p>0.44158</text:p>
          </table:table-cell>
          <table:table-cell office:value-type="float" office:value="5.8019999999999995E-2" table:style-name="ce1">
            <text:p>0.05802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65" table:style-name="ce1">
            <text:p>0.65</text:p>
          </table:table-cell>
          <table:table-cell office:value-type="float" office:value="9.2360000000000012E-2" table:style-name="ce1">
            <text:p>0.0923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4" table:style-name="ce1">
            <text:p>1.054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35950000000000004" table:style-name="ce1">
            <text:p>0.35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35950000000000004" table:style-name="ce1">
            <text:p>0.35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6" table:style-name="ce1">
            <text:p>0.16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32" table:style-name="ce1">
            <text:p>1.32</text:p>
          </table:table-cell>
          <table:table-cell office:value-type="float" office:value="9.3969999999999998E-2" table:style-name="ce1">
            <text:p>0.09397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0.75438999999999989" table:style-name="ce1">
            <text:p>0.7543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25630999999999998" table:style-name="ce1">
            <text:p>0.25631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.37043999999999999" table:style-name="ce1">
            <text:p>0.37044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2" table:style-name="ce1">
            <text:p>0.42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.37201999999999996" table:style-name="ce1">
            <text:p>0.37202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2" table:style-name="ce1">
            <text:p>0.42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2" table:style-name="ce1">
            <text:p>0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.38286999999999999" table:style-name="ce1">
            <text:p>0.38287</text:p>
          </table:table-cell>
          <table:table-cell office:value-type="float" office:value="3.1419999999999997E-2" table:style-name="ce1">
            <text:p>0.03142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2" table:style-name="ce1">
            <text:p>0.42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61" table:style-name="ro2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7.775E-2" table:style-name="ce1">
            <text:p>0.077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.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88523" table:style-name="ce1">
            <text:p>1.88523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5905" table:style-name="ce1">
            <text:p>0.15905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.11649" table:style-name="ce1">
            <text:p>0.11649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44" table:style-name="ro2">
          <table:table-cell table:number-columns-repeated="16384"/>
        </table:table-row>
      </table:table>
      <table:table table:name="dep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5" table:style-name="ce1"/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table:number-columns-repeated="2" table:style-name="ce1"/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table:number-columns-repeated="3" table:style-name="ce1"/>
          <table:table-cell office:value-type="string" table:style-name="ce1">
            <text:p>cont</text:p>
          </table:table-cell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7.775E-2" table:style-name="ce1">
            <text:p>0.077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.775E-2" table:style-name="ce1">
            <text:p>0.0777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0.97314999999999996" table:style-name="ce1">
            <text:p>-0.973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float" office:value="-0.97314999999999996" table:style-name="ce1">
            <text:p>-0.9731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1.5932400000000002" table:style-name="ce1">
            <text:p>-1.59324</text:p>
          </table:table-cell>
          <table:table-cell office:value-type="float" office:value="1.45316" table:style-name="ce1">
            <text:p>1.453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float" office:value="-1.5932400000000002" table:style-name="ce1">
            <text:p>-1.5932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.45316" table:style-name="ce1">
            <text:p>1.4531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88523" table:style-name="ce1">
            <text:p>1.88523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1" table:style-name="ce1">
            <text:p>11</text:p>
          </table:table-cell>
          <table:table-cell office:value-type="float" office:value="1.88523" table:style-name="ce1">
            <text:p>1.8852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0.20579" table:style-name="ce1">
            <text:p>-0.20579</text:p>
          </table:table-cell>
          <table:table-cell office:value-type="float" office:value="-0.11230999999999999" table:style-name="ce1">
            <text:p>-0.112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2" table:style-name="ce1">
            <text:p>12</text:p>
          </table:table-cell>
          <table:table-cell office:value-type="float" office:value="-0.20579" table:style-name="ce1">
            <text:p>-0.2057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0.11230999999999999" table:style-name="ce1">
            <text:p>-0.1123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1.0890500000000001" table:style-name="ce1">
            <text:p>-1.08905</text:p>
          </table:table-cell>
          <table:table-cell office:value-type="float" office:value="0.33194000000000001" table:style-name="ce1">
            <text:p>0.3319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3" table:style-name="ce1">
            <text:p>13</text:p>
          </table:table-cell>
          <table:table-cell office:value-type="float" office:value="-1.0890500000000001" table:style-name="ce1">
            <text:p>-1.0890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.33194000000000001" table:style-name="ce1">
            <text:p>0.3319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4" table:style-name="ce1">
            <text:p>14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5" table:style-name="ce1">
            <text:p>15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6" table:style-name="ce1">
            <text:p>16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7" table:style-name="ce1">
            <text:p>17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9" table:style-name="ce1">
            <text:p>19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0" table:style-name="ce1">
            <text:p>20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1" table:style-name="ce1">
            <text:p>21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3" table:style-name="ce1">
            <text:p>23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5905" table:style-name="ce1">
            <text:p>0.15905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5" table:style-name="ce1">
            <text:p>25</text:p>
          </table:table-cell>
          <table:table-cell office:value-type="float" office:value="0.15905" table:style-name="ce1">
            <text:p>0.1590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6" table:style-name="ce1">
            <text:p>2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7" table:style-name="ce1">
            <text:p>27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8" table:style-name="ce1">
            <text:p>28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9" table:style-name="ce1">
            <text:p>29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1649" table:style-name="ce1">
            <text:p>0.11649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30" table:style-name="ce1">
            <text:p>30</text:p>
          </table:table-cell>
          <table:table-cell office:value-type="float" office:value="0.11649" table:style-name="ce1">
            <text:p>0.1164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table:number-columns-repeated="1635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31" table:style-name="ce1">
            <text:p>31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59"/>
        </table:table-row>
        <table:table-row table:number-rows-repeated="1048537" table:style-name="ro2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t7</text:p>
          </table:table-cell>
          <table:table-cell office:value-type="string" table:style-name="ce1">
            <text:p>t8</text:p>
          </table:table-cell>
          <table:table-cell office:value-type="string" table:style-name="ce1">
            <text:p>t9</text:p>
          </table:table-cell>
          <table:table-cell office:value-type="string" table:style-name="ce1">
            <text:p>t10</text:p>
          </table:table-cell>
          <table:table-cell office:value-type="string" table:style-name="ce1">
            <text:p>t11</text:p>
          </table:table-cell>
          <table:table-cell office:value-type="string" table:style-name="ce1">
            <text:p>t12</text:p>
          </table:table-cell>
          <table:table-cell office:value-type="string" table:style-name="ce1">
            <text:p>t13</text:p>
          </table:table-cell>
          <table:table-cell office:value-type="string" table:style-name="ce1">
            <text:p>t14</text:p>
          </table:table-cell>
          <table:table-cell office:value-type="string" table:style-name="ce1">
            <text:p>t15</text:p>
          </table:table-cell>
          <table:table-cell office:value-type="string" table:style-name="ce1">
            <text:p>t16</text:p>
          </table:table-cell>
          <table:table-cell office:value-type="string" table:style-name="ce1">
            <text:p>t17</text:p>
          </table:table-cell>
          <table:table-cell office:value-type="string" table:style-name="ce1">
            <text:p>t18</text:p>
          </table:table-cell>
          <table:table-cell office:value-type="string" table:style-name="ce1">
            <text:p>t19</text:p>
          </table:table-cell>
          <table:table-cell office:value-type="string" table:style-name="ce1">
            <text:p>t20</text:p>
          </table:table-cell>
          <table:table-cell office:value-type="string" table:style-name="ce1">
            <text:p>t21</text:p>
          </table:table-cell>
          <table:table-cell office:value-type="string" table:style-name="ce1">
            <text:p>t22</text:p>
          </table:table-cell>
          <table:table-cell office:value-type="string" table:style-name="ce1">
            <text:p>t23</text:p>
          </table:table-cell>
          <table:table-cell office:value-type="string" table:style-name="ce1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6990000000000002E-2" table:style-name="ce1">
            <text:p>0.03699</text:p>
          </table:table-cell>
          <table:table-cell office:value-type="float" office:value="3.6990000000000002E-2" table:style-name="ce1">
            <text:p>0.03699</text:p>
          </table:table-cell>
          <table:table-cell office:value-type="float" office:value="3.6990000000000002E-2" table:style-name="ce1">
            <text:p>0.03699</text:p>
          </table:table-cell>
          <table:table-cell office:value-type="float" office:value="3.6990000000000002E-2" table:style-name="ce1">
            <text:p>0.03699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.25396999999999997" table:style-name="ce1">
            <text:p>0.25397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.38622000000000001" table:style-name="ce1">
            <text:p>0.38622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.46623999999999999" table:style-name="ce1">
            <text:p>0.46624</text:p>
          </table:table-cell>
          <table:table-cell office:value-type="float" office:value="0.46623999999999999" table:style-name="ce1">
            <text:p>0.46624</text:p>
          </table:table-cell>
          <table:table-cell office:value-type="float" office:value="0.46623999999999999" table:style-name="ce1">
            <text:p>0.46624</text:p>
          </table:table-cell>
          <table:table-cell office:value-type="float" office:value="0.46623999999999999" table:style-name="ce1">
            <text:p>0.46624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9.8159999999999997E-2" table:style-name="ce1">
            <text:p>0.09816</text:p>
          </table:table-cell>
          <table:table-cell office:value-type="float" office:value="9.8159999999999997E-2" table:style-name="ce1">
            <text:p>0.09816</text:p>
          </table:table-cell>
          <table:table-cell office:value-type="float" office:value="9.8159999999999997E-2" table:style-name="ce1">
            <text:p>0.09816</text:p>
          </table:table-cell>
          <table:table-cell office:value-type="float" office:value="9.8159999999999997E-2" table:style-name="ce1">
            <text:p>0.09816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-0.18895999999999999" table:style-name="ce1">
            <text:p>-0.18896</text:p>
          </table:table-cell>
          <table:table-cell office:value-type="float" office:value="-0.18895999999999999" table:style-name="ce1">
            <text:p>-0.18896</text:p>
          </table:table-cell>
          <table:table-cell office:value-type="float" office:value="-0.18895999999999999" table:style-name="ce1">
            <text:p>-0.18896</text:p>
          </table:table-cell>
          <table:table-cell office:value-type="float" office:value="-0.18895999999999999" table:style-name="ce1">
            <text:p>-0.18896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.32695000000000002" table:style-name="ce1">
            <text:p>0.3269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office:value-type="float" office:value="1.88523" table:style-name="ce1">
            <text:p>1.88523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4.3180000000000003E-2" table:style-name="ce1">
            <text:p>0.04318</text:p>
          </table:table-cell>
          <table:table-cell office:value-type="float" office:value="4.3180000000000003E-2" table:style-name="ce1">
            <text:p>0.04318</text:p>
          </table:table-cell>
          <table:table-cell office:value-type="float" office:value="4.3180000000000003E-2" table:style-name="ce1">
            <text:p>0.04318</text:p>
          </table:table-cell>
          <table:table-cell office:value-type="float" office:value="4.3180000000000003E-2" table:style-name="ce1">
            <text:p>0.04318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.33230999999999999" table:style-name="ce1">
            <text:p>0.33231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8.2250000000000004E-2" table:style-name="ce1">
            <text:p>0.08225</text:p>
          </table:table-cell>
          <table:table-cell office:value-type="float" office:value="8.2250000000000004E-2" table:style-name="ce1">
            <text:p>0.08225</text:p>
          </table:table-cell>
          <table:table-cell office:value-type="float" office:value="8.2250000000000004E-2" table:style-name="ce1">
            <text:p>0.08225</text:p>
          </table:table-cell>
          <table:table-cell office:value-type="float" office:value="8.2250000000000004E-2" table:style-name="ce1">
            <text:p>0.08225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6000000000000001E-4" table:style-name="ce1">
            <text:p>-0.00016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4.3249999999999997E-2" table:style-name="ce1">
            <text:p>0.04325</text:p>
          </table:table-cell>
          <table:table-cell office:value-type="float" office:value="4.3249999999999997E-2" table:style-name="ce1">
            <text:p>0.04325</text:p>
          </table:table-cell>
          <table:table-cell office:value-type="float" office:value="4.3249999999999997E-2" table:style-name="ce1">
            <text:p>0.04325</text:p>
          </table:table-cell>
          <table:table-cell office:value-type="float" office:value="4.3249999999999997E-2" table:style-name="ce1">
            <text:p>0.04325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9.6600000000000005E-2" table:style-name="ce1">
            <text:p>0.0966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.30048000000000002" table:style-name="ce1">
            <text:p>0.30048</text:p>
          </table:table-cell>
          <table:table-cell office:value-type="float" office:value="0.30048000000000002" table:style-name="ce1">
            <text:p>0.30048</text:p>
          </table:table-cell>
          <table:table-cell office:value-type="float" office:value="0.30048000000000002" table:style-name="ce1">
            <text:p>0.30048</text:p>
          </table:table-cell>
          <table:table-cell office:value-type="float" office:value="0.30048000000000002" table:style-name="ce1">
            <text:p>0.30048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.14774999999999999" table:style-name="ce1">
            <text:p>0.14775</text:p>
          </table:table-cell>
          <table:table-cell table:number-columns-repeated="1635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office:value-type="float" office:value="0.15905" table:style-name="ce1">
            <text:p>0.15905</text:p>
          </table:table-cell>
          <table:table-cell table:number-columns-repeated="1635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-8.0599999999999995E-3" table:style-name="ce1">
            <text:p>-0.00806</text:p>
          </table:table-cell>
          <table:table-cell office:value-type="float" office:value="-8.0599999999999995E-3" table:style-name="ce1">
            <text:p>-0.00806</text:p>
          </table:table-cell>
          <table:table-cell office:value-type="float" office:value="-8.0599999999999995E-3" table:style-name="ce1">
            <text:p>-0.00806</text:p>
          </table:table-cell>
          <table:table-cell office:value-type="float" office:value="-8.0599999999999995E-3" table:style-name="ce1">
            <text:p>-0.00806</text:p>
          </table:table-cell>
          <table:table-cell table:number-columns-repeated="1635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.21279000000000001" table:style-name="ce1">
            <text:p>0.21279</text:p>
          </table:table-cell>
          <table:table-cell table:number-columns-repeated="1635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7.1059999999999998E-2" table:style-name="ce1">
            <text:p>0.07106</text:p>
          </table:table-cell>
          <table:table-cell table:number-columns-repeated="1635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5.7070000000000003E-2" table:style-name="ce1">
            <text:p>0.05707</text:p>
          </table:table-cell>
          <table:table-cell office:value-type="float" office:value="5.7070000000000003E-2" table:style-name="ce1">
            <text:p>0.05707</text:p>
          </table:table-cell>
          <table:table-cell office:value-type="float" office:value="5.7070000000000003E-2" table:style-name="ce1">
            <text:p>0.05707</text:p>
          </table:table-cell>
          <table:table-cell office:value-type="float" office:value="5.7070000000000003E-2" table:style-name="ce1">
            <text:p>0.05707</text:p>
          </table:table-cell>
          <table:table-cell table:number-columns-repeated="1635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office:value-type="float" office:value="0.11649" table:style-name="ce1">
            <text:p>0.11649</text:p>
          </table:table-cell>
          <table:table-cell table:number-columns-repeated="1635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62909000000000004" table:style-name="ce1">
            <text:p>0.62909</text:p>
          </table:table-cell>
          <table:table-cell table:number-columns-repeated="16359"/>
        </table:table-row>
        <table:table-row table:number-rows-repeated="1048544" table:style-name="ro2">
          <table:table-cell table:number-columns-repeated="16384"/>
        </table:table-row>
      </table:table>
      <table:table table:name="Q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t7</text:p>
          </table:table-cell>
          <table:table-cell office:value-type="string" table:style-name="ce1">
            <text:p>t8</text:p>
          </table:table-cell>
          <table:table-cell office:value-type="string" table:style-name="ce1">
            <text:p>t9</text:p>
          </table:table-cell>
          <table:table-cell office:value-type="string" table:style-name="ce1">
            <text:p>t10</text:p>
          </table:table-cell>
          <table:table-cell office:value-type="string" table:style-name="ce1">
            <text:p>t11</text:p>
          </table:table-cell>
          <table:table-cell office:value-type="string" table:style-name="ce1">
            <text:p>t12</text:p>
          </table:table-cell>
          <table:table-cell office:value-type="string" table:style-name="ce1">
            <text:p>t13</text:p>
          </table:table-cell>
          <table:table-cell office:value-type="string" table:style-name="ce1">
            <text:p>t14</text:p>
          </table:table-cell>
          <table:table-cell office:value-type="string" table:style-name="ce1">
            <text:p>t15</text:p>
          </table:table-cell>
          <table:table-cell office:value-type="string" table:style-name="ce1">
            <text:p>t16</text:p>
          </table:table-cell>
          <table:table-cell office:value-type="string" table:style-name="ce1">
            <text:p>t17</text:p>
          </table:table-cell>
          <table:table-cell office:value-type="string" table:style-name="ce1">
            <text:p>t18</text:p>
          </table:table-cell>
          <table:table-cell office:value-type="string" table:style-name="ce1">
            <text:p>t19</text:p>
          </table:table-cell>
          <table:table-cell office:value-type="string" table:style-name="ce1">
            <text:p>t20</text:p>
          </table:table-cell>
          <table:table-cell office:value-type="string" table:style-name="ce1">
            <text:p>t21</text:p>
          </table:table-cell>
          <table:table-cell office:value-type="string" table:style-name="ce1">
            <text:p>t22</text:p>
          </table:table-cell>
          <table:table-cell office:value-type="string" table:style-name="ce1">
            <text:p>t23</text:p>
          </table:table-cell>
          <table:table-cell office:value-type="string" table:style-name="ce1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3.1530000000000002E-2" table:style-name="ce1">
            <text:p>0.03153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2.3789999999999999E-2" table:style-name="ce1">
            <text:p>0.02379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office:value-type="float" office:value="7.775E-2" table:style-name="ce1">
            <text:p>0.07775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.8530000000000001E-2" table:style-name="ce1">
            <text:p>0.01853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office:value-type="float" office:value="1.03" table:style-name="ce1">
            <text:p>1.03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28754000000000002" table:style-name="ce1">
            <text:p>0.28754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4.3189999999999999E-2" table:style-name="ce1">
            <text:p>0.04319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-1.4599999999999999E-3" table:style-name="ce1">
            <text:p>-0.00146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-7.3590000000000003E-2" table:style-name="ce1">
            <text:p>-0.07359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3.9070000000000001E-2" table:style-name="ce1">
            <text:p>0.03907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-1.1E-4" table:style-name="ce1">
            <text:p>-0.00011</text:p>
          </table:table-cell>
          <table:table-cell office:value-type="float" office:value="-1.1E-4" table:style-name="ce1">
            <text:p>-0.00011</text:p>
          </table:table-cell>
          <table:table-cell office:value-type="float" office:value="-1.1E-4" table:style-name="ce1">
            <text:p>-0.00011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-1.5270000000000001E-2" table:style-name="ce1">
            <text:p>-0.01527</text:p>
          </table:table-cell>
          <table:table-cell office:value-type="float" office:value="-1.5270000000000001E-2" table:style-name="ce1">
            <text:p>-0.01527</text:p>
          </table:table-cell>
          <table:table-cell office:value-type="float" office:value="-1.5270000000000001E-2" table:style-name="ce1">
            <text:p>-0.01527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-5.1599999999999997E-3" table:style-name="ce1">
            <text:p>-0.00516</text:p>
          </table:table-cell>
          <table:table-cell office:value-type="float" office:value="-5.1599999999999997E-3" table:style-name="ce1">
            <text:p>-0.00516</text:p>
          </table:table-cell>
          <table:table-cell office:value-type="float" office:value="-5.1599999999999997E-3" table:style-name="ce1">
            <text:p>-0.00516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-6.3000000000000003E-4" table:style-name="ce1">
            <text:p>-0.00063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3.8309999999999997E-2" table:style-name="ce1">
            <text:p>0.03831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-3.5799999999999998E-3" table:style-name="ce1">
            <text:p>-0.00358</text:p>
          </table:table-cell>
          <table:table-cell table:number-columns-repeated="1635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.7729999999999999E-2" table:style-name="ce1">
            <text:p>0.01773</text:p>
          </table:table-cell>
          <table:table-cell table:number-columns-repeated="1635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2.103E-2" table:style-name="ce1">
            <text:p>0.02103</text:p>
          </table:table-cell>
          <table:table-cell office:value-type="float" office:value="2.103E-2" table:style-name="ce1">
            <text:p>0.02103</text:p>
          </table:table-cell>
          <table:table-cell office:value-type="float" office:value="2.103E-2" table:style-name="ce1">
            <text:p>0.02103</text:p>
          </table:table-cell>
          <table:table-cell table:number-columns-repeated="1635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.8519999999999998E-2" table:style-name="ce1">
            <text:p>0.01852</text:p>
          </table:table-cell>
          <table:table-cell office:value-type="float" office:value="1.8519999999999998E-2" table:style-name="ce1">
            <text:p>0.01852</text:p>
          </table:table-cell>
          <table:table-cell office:value-type="float" office:value="1.8519999999999998E-2" table:style-name="ce1">
            <text:p>0.01852</text:p>
          </table:table-cell>
          <table:table-cell table:number-columns-repeated="1635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.0580000000000001E-2" table:style-name="ce1">
            <text:p>0.01058</text:p>
          </table:table-cell>
          <table:table-cell table:number-columns-repeated="1635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2.486E-2" table:style-name="ce1">
            <text:p>0.02486</text:p>
          </table:table-cell>
          <table:table-cell office:value-type="float" office:value="2.486E-2" table:style-name="ce1">
            <text:p>0.02486</text:p>
          </table:table-cell>
          <table:table-cell office:value-type="float" office:value="2.486E-2" table:style-name="ce1">
            <text:p>0.02486</text:p>
          </table:table-cell>
          <table:table-cell table:number-columns-repeated="1635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8.0170000000000005E-2" table:style-name="ce1">
            <text:p>0.08017</text:p>
          </table:table-cell>
          <table:table-cell office:value-type="float" office:value="8.0170000000000005E-2" table:style-name="ce1">
            <text:p>0.08017</text:p>
          </table:table-cell>
          <table:table-cell office:value-type="float" office:value="8.0170000000000005E-2" table:style-name="ce1">
            <text:p>0.08017</text:p>
          </table:table-cell>
          <table:table-cell table:number-columns-repeated="1635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12673000000000001" table:style-name="ce1">
            <text:p>0.12673</text:p>
          </table:table-cell>
          <table:table-cell table:number-columns-repeated="16359"/>
        </table:table-row>
        <table:table-row table:number-rows-repeated="1048544" table:style-name="ro2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2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number-rows-repeated="1048575" table:style-name="ro2">
          <table:table-cell table:number-columns-repeated="16384"/>
        </table:table-row>
      </table:table>
      <table:database-ranges>
        <table:database-range table:target-range-address="Buses.A5:Buses.I32">
          <table:sort>
            <table:sort-by table:field-number="0"/>
          </table:sort>
        </table:database-range>
        <table:database-range table:target-range-address="Lines.A5:Lines.I46">
          <table:sort>
            <table:sort-by table:field-number="0"/>
          </table:sort>
        </table:database-range>
        <table:database-range table:target-range-address="Transformers.A5:Transformers.K14">
          <table:sort>
            <table:sort-by table:field-number="0"/>
          </table:sort>
        </table:database-range>
        <table:database-range table:target-range-address="Gens.A5:Gens.K12">
          <table:sort>
            <table:sort-by table:field-number="0"/>
          </table:sort>
        </table:database-range>
        <table:database-range table:target-range-address="Loads.A5:Loads.I28">
          <table:sort>
            <table:sort-by table:field-number="0"/>
          </table:sort>
        </table:database-range>
        <table:database-range table:target-range-address="P_Profiles_Load.A5:P_Profiles_Load.C28">
          <table:sort>
            <table:sort-by table:field-number="0"/>
          </table:sort>
        </table:database-range>
        <table:database-range table:target-range-address="Q_Profiles_Load.A5:Q_Profiles_Load.C28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dc:creator>Wangwei Kong</dc:creator>
    <meta:creation-date>2022-03-28T19:00:00Z</meta:creation-date>
    <dc:date>2022-08-12T11:41:07Z</dc:date>
    <meta:editing-cycles>173</meta:editing-cycles>
  </office:meta>
</office:document-meta>
</file>